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Circle" draw:fill="none" draw:textarea-vertical-align="middle"/>
    </style:style>
    <style:style style:name="gr3" style:family="graphic" style:parent-style-name="objectwithoutfill">
      <style:graphic-properties draw:marker-start="Circle" draw:marker-end="Circle" draw:fill="none" draw:textarea-vertical-align="middle"/>
    </style:style>
    <style:style style:name="gr4" style:family="graphic" style:parent-style-name="objectwithoutfill">
      <style:graphic-properties draw:stroke="dash" draw:stroke-dash="Fine_20_Dashed" draw:marker-start="Circle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4.445cm" svg:x="2.143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83cm" svg:height="4.445cm" svg:x="9.243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31cm" svg:height="3.359cm" svg:x="5.997cm" svg:y="12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318cm" svg:y1="13.954cm" svg:x2="6.207cm" svg:y2="13.827cm">
          <text:p/>
        </draw:line>
        <draw:line draw:style-name="gr2" draw:text-style-name="P1" draw:layer="layout" svg:x1="8.718cm" svg:y1="13.897cm" svg:x2="9.607cm" svg:y2="13.77cm">
          <text:p/>
        </draw:line>
        <draw:line draw:style-name="gr2" draw:text-style-name="P1" draw:layer="layout" svg:x1="9.509cm" svg:y1="13.8cm" svg:x2="10.398cm" svg:y2="13.673cm">
          <text:p/>
        </draw:line>
        <draw:line draw:style-name="gr3" draw:text-style-name="P1" draw:layer="layout" svg:x1="10.309cm" svg:y1="13.743cm" svg:x2="10.779cm" svg:y2="12.911cm">
          <text:p/>
        </draw:line>
        <draw:line draw:style-name="gr4" draw:text-style-name="P1" draw:layer="layout" svg:x1="6.184cm" svg:y1="13.827cm" svg:x2="8.747cm" svg:y2="13.827cm">
          <text:p/>
        </draw:line>
        <draw:line draw:style-name="gr2" draw:text-style-name="P1" draw:layer="layout" svg:x1="4.359cm" svg:y1="13.855cm" svg:x2="5.318cm" svg:y2="13.954cm">
          <text:p/>
        </draw:line>
        <draw:line draw:style-name="gr2" draw:text-style-name="P1" draw:layer="layout" svg:x1="4.36cm" svg:y1="13.216cm" svg:x2="5.445cm" svg:y2="13.954cm">
          <text:p/>
        </draw:line>
        <draw:line draw:style-name="gr2" draw:text-style-name="P1" draw:layer="layout" svg:x1="11.287cm" svg:y1="13.446cm" svg:x2="10.398cm" svg:y2="13.7cm">
          <text:p/>
        </draw:line>
        <draw:line draw:style-name="gr5" draw:text-style-name="P1" draw:layer="layout" svg:x1="3.667cm" svg:y1="13.7cm" svg:x2="3.667cm" svg:y2="14.335cm">
          <text:p/>
        </draw:line>
        <draw:line draw:style-name="gr5" draw:text-style-name="P1" draw:layer="layout" svg:x1="7.467cm" svg:y1="12.801cm" svg:x2="7.467cm" svg:y2="13.436cm">
          <text:p/>
        </draw:line>
        <draw:line draw:style-name="gr5" draw:text-style-name="P1" draw:layer="layout" svg:x1="11.267cm" svg:y1="13.702cm" svg:x2="11.267cm" svg:y2="14.337cm">
          <text:p/>
        </draw:line>
        <draw:frame draw:style-name="gr6" draw:text-style-name="P1" draw:layer="layout" svg:width="0.436cm" svg:height="0.474cm" svg:x="5.241cm" svg:y="13.2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0.471cm" svg:height="0.474cm" svg:x="9.341cm" svg:y="13.252cm">
          <text:p text:style-name="P1"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0.436cm" svg:height="0.474cm" svg:x="6.08cm" svg:y="13.22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428cm" svg:height="0.474cm" svg:x="8.541cm" svg:y="13.2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0.61cm" svg:height="0.539cm" svg:x="3.641cm" svg:y="11.85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" draw:layer="layout" svg:width="0.61cm" svg:height="0.539cm" svg:x="7.341cm" svg:y="12.15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" draw:layer="layout" svg:width="0.619cm" svg:height="0.539cm" svg:x="10.841cm" svg:y="11.75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" draw:layer="layout" svg:width="0.551cm" svg:height="0.539cm" svg:x="3.641cm" svg:y="15.15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555cm" svg:height="0.539cm" svg:x="7.341cm" svg:y="14.85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" draw:layer="layout" svg:width="0.56cm" svg:height="0.539cm" svg:x="10.841cm" svg:y="15.25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3:42.132350963</meta:creation-date>
    <dc:date>2015-10-23T01:06:30.824291295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sub>
      <mi>n</mi>
      <mn>3</mn>
    </msub>
    <annotation encoding="StarMath 5.0">n_3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7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9/content.xml><?xml version="1.0" encoding="utf-8"?>
<math xmlns="http://www.w3.org/1998/Math/MathML" display="block">
  <semantics>
    <msub>
      <mi>n</mi>
      <mn>2</mn>
    </msub>
    <annotation encoding="StarMath 5.0">n_2</annotation>
  </semantics>
</math>
</file>